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c80000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fferentiate type of cards, could put in sections, im thinking color code borders,</text:p>
      <text:p text:style-name="Standard">color will need to not be too bold as currently subtle</text:p>
      <text:p text:style-name="Standard"/>
      <text:p text:style-name="Standard">make an excel of links and projects to keep it in order</text:p>
      <text:p text:style-name="Standard"/>
      <text:p text:style-name="Standard">shadow-sm to shadow if colour too strong around cards</text:p>
      <text:p text:style-name="Standard"/>
      <text:p text:style-name="Standard"/>
      <text:p text:style-name="Standard">Do i need simple thumb nails to go over the videos that are removed when clicked so it all less busy</text:p>
      <text:p text:style-name="Standard"/>
      <text:p text:style-name="Standard">Go through the udemy course backwards turning what have into evidence on github hosting,itch.io it etc</text:p>
      <text:p text:style-name="Standard">Go through app unity course too</text:p>
      <text:p text:style-name="Standard"/>
      <text:p text:style-name="Standard">Youtube list</text:p>
      <text:p text:style-name="Standard">-finished bootstrap</text:p>
      <text:p text:style-name="Standard">-finished my website</text:p>
      <text:p text:style-name="Standard">-backend my website with robo3t etc, the mylist website</text:p>
      <text:p text:style-name="Standard">-host drum website</text:p>
      <text:p text:style-name="Standard">-host dice website</text:p>
      <text:p text:style-name="Standard">-host to do list</text:p>
      <text:p text:style-name="Standard">-seperate out of the vlog003 the drum and dice</text:p>
      <text:p text:style-name="Standard">-seperate out of vlog001 the css</text:p>
      <text:p text:style-name="Standard">-make everything ive made a website</text:p>
      <text:p text:style-name="Standard">-pedal pirates github</text:p>
      <text:p text:style-name="Standard"/>
      <text:p text:style-name="Standard">have some images as links to tabs of the website</text:p>
      <text:p text:style-name="Standard"/>
      <text:p text:style-name="Standard">-can i chop first 4 seconds of pedal pirates overview</text:p>
      <text:p text:style-name="Standard"/>
      <text:p text:style-name="Standard">change youtube to 1.25 speed</text:p>
      <text:p text:style-name="Standard"/>
      <text:p text:style-name="Standard">cards need title to differentiate the</text:p>
      <text:p text:style-name="Standard"/>
      <text:p text:style-name="Standard">Creative : my website</text:p>
      <text:p text:style-name="Standard">Professional: bootstrap website</text:p>
      <text:p text:style-name="Standard">Backend : my website</text:p>
      <text:p text:style-name="Standard">Professional methodologies : Pedal Pirates</text:p>
      <text:p text:style-name="Standard">API ; mailchimp, bitcoin vlog004 – test it first – can get the website out</text:p>
      <text:p text:style-name="Standard">AWS : horse, car app</text:p>
      <text:p text:style-name="Standard">Testing – unit (sky) -bowling -rover</text:p>
      <text:p text:style-name="Standard"/>
      <text:p text:style-name="Standard">Patterns and Principles: </text:p>
      <text:p text:style-name="Standard">MVC site</text:p>
      <text:p text:style-name="Standard">Do a solid series on youtube</text:p>
      <text:p text:style-name="Standard"/>
      <text:p text:style-name="Standard">Language section:</text:p>
      <text:p text:style-name="Standard">EJS: list site, blog site</text:p>
      <text:p text:style-name="Standard">c#: rover – mention all unity </text:p>
      <text:p text:style-name="Standard">Jquery: codepen of marble case, ball around shape,simon game</text:p>
      <text:p text:style-name="Standard">JS: <text:s/>bmi calculator, dice game, drum</text:p>
      <text:p text:style-name="Standard">node.js calculator</text:p>
      <text:p text:style-name="Standard"><text:soft-page-break/>bootstrap:tindog</text:p>
      <text:p text:style-name="Standard">css: my real first site</text:p>
      <text:p text:style-name="Standard"/>
      <text:p text:style-name="Standard">Extras</text:p>
      <text:p text:style-name="Standard"/>
      <text:p text:style-name="Standard">A card just saying autodidactic and have a list courses ive done</text:p>
      <text:p text:style-name="Standard"/>
      <text:p text:style-name="Standard">Add codewars sololearn etc somewhere on site maybe card of course ive done</text:p>
      <text:p text:style-name="Standard"/>
      <text:p text:style-name="Standard">if becomes ordeal just make all stuff there and grey it out and get it hosted</text:p>
      <text:p text:style-name="Standard"/>
      <text:p text:style-name="Standard">drop screen </text:p>
      <text:p text:style-name="Standard">Which site?</text:p>
      <text:p text:style-name="Standard">Two buttons</text:p>
      <text:p text:style-name="Standard">"I want to explore"</text:p>
      <text:p text:style-name="Standard">"I want straight forward"</text:p>
      <text:p text:style-name="Standard"/>
      <text:p text:style-name="Standard"/>
      <text:p text:style-name="Standard"><text:a xlink:type="simple" xlink:href="https://getbootstrap.com/docs/4.1/components/forms/" text:style-name="Internet_20_link" text:visited-style-name="Visited_20_Internet_20_Link">https://getbootstrap.com/docs/4.1/components/forms/</text:a> <text:s text:c="3"/>- server side stuff later – add validation for email so iForgotTheAt.com – desnt work</text:p>
      <text:p text:style-name="Standard"/>
      <text:p text:style-name="Standard">if shrink cards alot then the</text:p>
      <text:p text:style-name="P1"><text:span text:style-name="T1">display</text:span><text:span text:style-name="T2">: inline-flex;</text:span> <text:s/>on the button-group means they stick off the card</text:p>
      <text:p text:style-name="P1">so there may need to be a break point, or make the font more flexible?</text:p>
      <text:p text:style-name="P1"/>
      <text:p text:style-name="P1">I phone 5 buttons different heights on contact</text:p>
      <text:p text:style-name="P1"/>
      <text:p text:style-name="P1">give me a call left padding so on small screen text left and right not touch</text:p>
      <text:p text:style-name="P1"/>
      <text:p text:style-name="P1"/>
      <text:p text:style-name="P1">//do i want to make them all auto top?</text:p>
      <text:p text:style-name="P1"><text:s text:c="4"/>$( document ).ready(function() {</text:p>
      <text:p text:style-name="P1"><text:s text:c="8"/>$('[data-toggle="tooltip"]').tooltip({'placement': 'top'});</text:p>
      <text:p text:style-name="P1"><text:s text:c="4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H34M2S</meta:editing-duration>
    <meta:editing-cycles>36</meta:editing-cycles>
    <meta:generator>OpenOffice/4.1.6$Win32 OpenOffice.org_project/416m1$Build-9790</meta:generator>
    <dc:date>2019-11-06T19:02:10.25</dc:date>
    <dc:creator>Philip Tate</dc:creator>
    <meta:document-statistic meta:table-count="0" meta:image-count="0" meta:object-count="0" meta:page-count="2" meta:paragraph-count="59" meta:word-count="402" meta:character-count="2346"/>
    <meta:user-defined meta:name="Info 1"/>
    <meta:user-defined meta:name="Info 2"/>
    <meta:user-defined meta:name="Info 3"/>
    <meta:user-defined meta:name="Info 4"/>
  </office:meta>
</office:document-meta>
</file>